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28in" fo:border-left="none" fo:border-right="none" fo:border-top="none" fo:border-bottom="0.51pt solid #00000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4" style:family="paragraph" style:parent-style-name="Standard">
      <loext:graphic-properties draw:fill="solid" draw:fill-color="#ffffff"/>
      <style:paragraph-properties fo:margin-left="0in" fo:margin-right="0in" fo:margin-top="0in" fo:margin-bottom="0.1965in" loext:contextual-spacing="false" fo:line-height="10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5" style:family="paragraph" style:parent-style-name="Standard" style:master-page-name="Standard">
      <style:paragraph-properties style:page-number="1" fo:padding-left="0in" fo:padding-right="0in" fo:padding-top="0in" fo:padding-bottom="0.028in" fo:border-left="none" fo:border-right="none" fo:border-top="none" fo:border-bottom="0.51pt solid #000000"/>
    </style:style>
    <style:style style:name="T1" style:family="text">
      <style:text-properties fo:font-variant="normal" fo:text-transform="none" fo:color="#000080" style:text-line-through-style="none" style:text-line-through-type="none" style:text-position="0% 100%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/>
    </style:style>
    <style:style style:name="T2" style:family="text">
      <style:text-properties fo:font-variant="normal" fo:text-transform="none" fo:color="#00008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9pt" fo:font-style="italic" style:text-underline-style="none" fo:font-weight="normal" style:font-name-asian="Verdana1" style:font-size-asian="9pt" style:font-style-asian="italic" style:font-weight-asian="normal" style:font-name-complex="Verdana1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9pt" fo:font-style="italic" style:text-underline-style="none" fo:font-weight="bold" style:font-name-asian="Verdana1" style:font-size-asian="9pt" style:font-style-asian="italic" style:font-weight-asian="bold" style:font-name-complex="Verdana1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/>
    </style:style>
    <style:style style:name="T12" style:family="text">
      <style:text-properties fo:font-variant="normal" fo:text-transform="none" fo:color="#808000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T13" style:family="text">
      <style:text-properties fo:font-variant="normal" fo:text-transform="none" fo:color="#808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14" style:family="text">
      <style:text-properties fo:font-variant="normal" fo:text-transform="none" fo:color="#660e7a" style:text-line-through-style="none" style:text-line-through-type="none" style:text-position="0% 100%" style:font-name="Verdana" fo:font-size="9pt" fo:font-style="normal" style:text-underline-style="none" fo:font-weight="bold" style:font-name-asian="Verdana1" style:font-size-asian="9pt" style:font-style-asian="normal" style:font-weight-asian="bold" style:font-name-complex="Verdana1" style:font-size-complex="9pt"/>
    </style:style>
    <style:style style:name="T15" style:family="text">
      <style:text-properties fo:font-variant="normal" fo:text-transform="none" fo:color="#660e7a" style:text-line-through-style="none" style:text-line-through-type="none" style:text-position="0% 100%" style:font-name="Verdana" fo:font-size="9pt" fo:font-style="italic" style:text-underline-style="none" fo:font-weight="bold" style:font-name-asian="Verdana1" style:font-size-asian="9pt" style:font-style-asian="italic" style:font-weight-asian="bold" style:font-name-complex="Verdana1" style:font-size-complex="9pt"/>
    </style:style>
    <style:style style:name="T1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yDatabase.Java</text:p>
      <text:p text:style-name="Standard"/>
      <text:p text:style-name="Standard"/>
      <text:p text:style-name="P2"><text:span text:style-name="T1">package </text:span><text:span text:style-name="T3">com.example.le_mca.sharedpreference;</text:span></text:p>
      <text:p text:style-name="P3"><text:span text:style-name="T1">import </text:span><text:span text:style-name="T4">android.content.ContentValues;</text:span></text:p>
      <text:p text:style-name="P3"><text:span text:style-name="T1">import </text:span><text:span text:style-name="T4">android.content.Context;</text:span></text:p>
      <text:p text:style-name="P3"><text:span text:style-name="T1">import </text:span><text:span text:style-name="T4">android.database.Cursor;</text:span></text:p>
      <text:p text:style-name="P3"><text:span text:style-name="T1">import </text:span><text:span text:style-name="T4">android.database.sqlite.SQLiteDatabase;</text:span></text:p>
      <text:p text:style-name="P3"><text:span text:style-name="T1">import </text:span><text:span text:style-name="T4">android.database.sqlite.SQLiteOpenHelper;</text:span></text:p>
      <text:p text:style-name="P3"><text:span text:style-name="T1">import </text:span><text:span text:style-name="T4">android.view.View;</text:span></text:p>
      <text:p text:style-name="P3"><text:span text:style-name="T1">public class </text:span><text:span text:style-name="T4">MyDatabase </text:span><text:span text:style-name="T1">extends </text:span><text:span text:style-name="T4">SQLiteOpenHelper {</text:span></text:p>
      <text:p text:style-name="P3"><text:span text:style-name="T7"><text:s text:c="4"/></text:span><text:span text:style-name="T1">public </text:span><text:span text:style-name="T4">MyDatabase(Context context) {</text:span></text:p>
      <text:p text:style-name="P3"><text:span text:style-name="T7"><text:s text:c="8"/></text:span><text:span text:style-name="T1">super</text:span><text:span text:style-name="T4">(context, </text:span><text:span text:style-name="T8">"Login.db"</text:span><text:span text:style-name="T4">, </text:span><text:span text:style-name="T1">null</text:span><text:span text:style-name="T4">, </text:span><text:span text:style-name="T10">1</text:span><text:span text:style-name="T4">);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2">@Override</text:span></text:p>
      <text:p text:style-name="P3"><text:span text:style-name="T13"><text:s text:c="4"/></text:span><text:span text:style-name="T1">public void </text:span><text:span text:style-name="T4">onCreate(SQLiteDatabase db) {</text:span></text:p>
      <text:p text:style-name="P3"><text:span text:style-name="T7"><text:s text:c="8"/></text:span><text:span text:style-name="T4">db.execSQL(</text:span><text:span text:style-name="T8">"Create table USERS(ID INTEGER PRIMARY KEY AUTOINCREMENT,NAME text,SURNAME text,MARKS INTEGER)"</text:span><text:span text:style-name="T4">);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2">@Override</text:span></text:p>
      <text:p text:style-name="P3"><text:span text:style-name="T13"><text:s text:c="4"/></text:span><text:span text:style-name="T1">public void </text:span><text:span text:style-name="T4">onUpgrade(SQLiteDatabase db, </text:span><text:span text:style-name="T1">int </text:span><text:span text:style-name="T4">oldVersion, </text:span><text:span text:style-name="T1">int </text:span><text:span text:style-name="T4">newVersion) {</text:span></text:p>
      <text:p text:style-name="P3"><text:soft-page-break/><text:span text:style-name="T7"><text:s text:c="8"/></text:span><text:span text:style-name="T4">db.execSQL(</text:span><text:span text:style-name="T8">"DROP TABLE IF EXISTS USERS"</text:span><text:span text:style-name="T4">);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">public </text:span><text:span text:style-name="T4">Cursor getAllData() {</text:span></text:p>
      <text:p text:style-name="P3"><text:span text:style-name="T7"><text:s text:c="8"/></text:span><text:span text:style-name="T4">SQLiteDatabase db=</text:span><text:span text:style-name="T1">this</text:span><text:span text:style-name="T4">.getWritableDatabase();</text:span></text:p>
      <text:p text:style-name="P3"><text:span text:style-name="T7"><text:s text:c="8"/></text:span><text:span text:style-name="T4">Cursor res = db.rawQuery(</text:span><text:span text:style-name="T8">"Select * from USERS"</text:span><text:span text:style-name="T4">,</text:span><text:span text:style-name="T1">null</text:span><text:span text:style-name="T4">);</text:span></text:p>
      <text:p text:style-name="P3"><text:span text:style-name="T7"><text:s text:c="8"/></text:span><text:span text:style-name="T1">return </text:span><text:span text:style-name="T4">res;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">public </text:span><text:span text:style-name="T4">Boolean insertdata(String userVal, Integer passVal, String surnameVal) {</text:span></text:p>
      <text:p text:style-name="P3"><text:span text:style-name="T7"><text:s text:c="8"/></text:span><text:span text:style-name="T4">SQLiteDatabase db = </text:span><text:span text:style-name="T1">this</text:span><text:span text:style-name="T4">.getWritableDatabase();</text:span></text:p>
      <text:p text:style-name="P3"><text:span text:style-name="T7"><text:s text:c="8"/></text:span><text:span text:style-name="T4">ContentValues contentValues = </text:span><text:span text:style-name="T1">new </text:span><text:span text:style-name="T4">ContentValues();</text:span></text:p>
      <text:p text:style-name="P3"><text:span text:style-name="T7"><text:s text:c="8"/></text:span><text:span text:style-name="T4">contentValues.put(</text:span><text:span text:style-name="T8">"NAME"</text:span><text:span text:style-name="T4">, userVal);</text:span></text:p>
      <text:p text:style-name="P3"><text:span text:style-name="T7"><text:s text:c="8"/></text:span><text:span text:style-name="T4">contentValues.put(</text:span><text:span text:style-name="T8">"SURNAME"</text:span><text:span text:style-name="T4">, surnameVal);</text:span></text:p>
      <text:p text:style-name="P3"><text:span text:style-name="T7"><text:s text:c="8"/></text:span><text:span text:style-name="T4">contentValues.put(</text:span><text:span text:style-name="T8">"MARKS"</text:span><text:span text:style-name="T4">, passVal);</text:span></text:p>
      <text:p text:style-name="P3"><text:span text:style-name="T7"><text:s text:c="8"/></text:span><text:span text:style-name="T1">long </text:span><text:span text:style-name="T4">result = db.insert(</text:span><text:span text:style-name="T8">"USERS"</text:span><text:span text:style-name="T4">, </text:span><text:span text:style-name="T1">null</text:span><text:span text:style-name="T4">, contentValues);</text:span></text:p>
      <text:p text:style-name="P3"><text:span text:style-name="T7"><text:s text:c="8"/></text:span><text:span text:style-name="T4">db.close();</text:span></text:p>
      <text:p text:style-name="P3"><text:span text:style-name="T7"><text:s text:c="8"/></text:span><text:span text:style-name="T1">if </text:span><text:span text:style-name="T4">(result == -</text:span><text:span text:style-name="T10">1</text:span><text:span text:style-name="T4">) {</text:span></text:p>
      <text:p text:style-name="P3"><text:span text:style-name="T7"><text:s text:c="12"/></text:span><text:span text:style-name="T1">return false</text:span><text:span text:style-name="T4">;</text:span></text:p>
      <text:p text:style-name="P3"><text:span text:style-name="T7"><text:s text:c="8"/></text:span><text:span text:style-name="T4">} </text:span><text:span text:style-name="T1">else </text:span><text:span text:style-name="T4">{</text:span></text:p>
      <text:p text:style-name="P3"><text:span text:style-name="T7"><text:s text:c="12"/></text:span><text:span text:style-name="T1">return true</text:span><text:span text:style-name="T4">;</text:span></text:p>
      <text:p text:style-name="P3"><text:span text:style-name="T7"><text:s text:c="8"/></text:span><text:span text:style-name="T4">}</text:span></text:p>
      <text:p text:style-name="P3"><text:span text:style-name="T7"><text:s text:c="4"/></text:span><text:span text:style-name="T4">}</text:span></text:p>
      <text:p text:style-name="P3"><text:soft-page-break/><text:span text:style-name="T7"><text:s text:c="4"/></text:span><text:span text:style-name="T1">public int </text:span><text:span text:style-name="T4">deletedata(String userVal) {</text:span></text:p>
      <text:p text:style-name="P3"><text:span text:style-name="T7"><text:s text:c="8"/></text:span><text:span text:style-name="T4">SQLiteDatabase db=</text:span><text:span text:style-name="T1">this</text:span><text:span text:style-name="T4">.getWritableDatabase();</text:span></text:p>
      <text:p text:style-name="P3"><text:span text:style-name="T7"><text:s text:c="8"/></text:span><text:span text:style-name="T1">int </text:span><text:span text:style-name="T4">i =db.delete(</text:span><text:span text:style-name="T8">"USERS"</text:span><text:span text:style-name="T4">,</text:span><text:span text:style-name="T8">"NAME=?"</text:span><text:span text:style-name="T4">,</text:span><text:span text:style-name="T1">new </text:span><text:span text:style-name="T4">String[]{userVal});</text:span></text:p>
      <text:p text:style-name="P3"><text:span text:style-name="T7"><text:s text:c="8"/></text:span><text:span text:style-name="T1">return </text:span><text:span text:style-name="T4">i;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">public </text:span><text:span text:style-name="T4">Boolean updateData(String userVal, Integer passVal, String surnameVal) {</text:span></text:p>
      <text:p text:style-name="P3"><text:span text:style-name="T7"><text:s text:c="8"/></text:span><text:span text:style-name="T4">SQLiteDatabase db=</text:span><text:span text:style-name="T1">this</text:span><text:span text:style-name="T4">.getWritableDatabase();</text:span></text:p>
      <text:p text:style-name="P3"><text:span text:style-name="T7"><text:s text:c="8"/></text:span><text:span text:style-name="T4">ContentValues contentValues=</text:span><text:span text:style-name="T1">new </text:span><text:span text:style-name="T4">ContentValues();</text:span></text:p>
      <text:p text:style-name="P3"><text:span text:style-name="T7"><text:s text:c="8"/></text:span><text:span text:style-name="T4">contentValues.put(</text:span><text:span text:style-name="T8">"NAME"</text:span><text:span text:style-name="T4">,userVal);</text:span></text:p>
      <text:p text:style-name="P3"><text:span text:style-name="T7"><text:s text:c="8"/></text:span><text:span text:style-name="T4">contentValues.put(</text:span><text:span text:style-name="T8">"SURNAME"</text:span><text:span text:style-name="T4">,surnameVal);</text:span></text:p>
      <text:p text:style-name="P3"><text:span text:style-name="T7"><text:s text:c="8"/></text:span><text:span text:style-name="T4">contentValues.put(</text:span><text:span text:style-name="T8">"MARKS"</text:span><text:span text:style-name="T4">,passVal);</text:span></text:p>
      <text:p text:style-name="P3"><text:span text:style-name="T7"><text:s text:c="8"/></text:span><text:span text:style-name="T1">int </text:span><text:span text:style-name="T4">result=db.update(</text:span><text:span text:style-name="T8">"USERS"</text:span><text:span text:style-name="T4">,contentValues,</text:span><text:span text:style-name="T8">"NAME=?"</text:span><text:span text:style-name="T4">,</text:span><text:span text:style-name="T1">new </text:span><text:span text:style-name="T4">String[]{userVal});</text:span></text:p>
      <text:p text:style-name="P3"><text:span text:style-name="T7"><text:s text:c="8"/></text:span><text:span text:style-name="T1">if </text:span><text:span text:style-name="T4">(result&gt;</text:span><text:span text:style-name="T10">0</text:span><text:span text:style-name="T4">) {</text:span></text:p>
      <text:p text:style-name="P3"><text:span text:style-name="T7"><text:s text:c="12"/></text:span><text:span text:style-name="T1">return true</text:span><text:span text:style-name="T4">;</text:span></text:p>
      <text:p text:style-name="P3"><text:span text:style-name="T7"><text:s text:c="8"/></text:span><text:span text:style-name="T4">}</text:span></text:p>
      <text:p text:style-name="P3"><text:span text:style-name="T7"><text:s text:c="8"/></text:span><text:span text:style-name="T1">else</text:span></text:p>
      <text:p text:style-name="P3"><text:span text:style-name="T2"><text:s text:c="8"/></text:span><text:span text:style-name="T4">{</text:span></text:p>
      <text:p text:style-name="P3"><text:span text:style-name="T7"><text:s text:c="12"/></text:span><text:span text:style-name="T1">return false</text:span><text:span text:style-name="T4">;</text:span></text:p>
      <text:p text:style-name="P3"><text:span text:style-name="T7"><text:s text:c="8"/></text:span><text:span text:style-name="T4">}</text:span></text:p>
      <text:p text:style-name="P3"><text:span text:style-name="T7"><text:s text:c="4"/></text:span><text:span text:style-name="T4">}</text:span></text:p>
      <text:p text:style-name="P4"><text:span text:style-name="T4">}</text:span></text:p>
      <text:p text:style-name="P1"><text:soft-page-break/><text:span text:style-name="T16">Main Activiy.java</text:span></text:p>
      <text:p text:style-name="P2"><text:span text:style-name="T1">package </text:span><text:span text:style-name="T3">com.example.le_mca.sharedpreference;</text:span></text:p>
      <text:p text:style-name="P3"><text:span text:style-name="T1">import </text:span><text:span text:style-name="T4">android.content.ContentValues;</text:span></text:p>
      <text:p text:style-name="P3"><text:span text:style-name="T1">import </text:span><text:span text:style-name="T4">android.database.Cursor;</text:span></text:p>
      <text:p text:style-name="P3"><text:span text:style-name="T1">import </text:span><text:span text:style-name="T4">android.database.sqlite.SQLiteDatabase;</text:span></text:p>
      <text:p text:style-name="P3"><text:span text:style-name="T1">import </text:span><text:span text:style-name="T4">android.support.v7.app.AppCompatActivity;</text:span></text:p>
      <text:p text:style-name="P3"><text:span text:style-name="T1">import </text:span><text:span text:style-name="T4">android.os.Bundle;</text:span></text:p>
      <text:p text:style-name="P3"><text:span text:style-name="T1">import </text:span><text:span text:style-name="T4">android.view.View;</text:span></text:p>
      <text:p text:style-name="P3"><text:span text:style-name="T1">import </text:span><text:span text:style-name="T4">android.widget.EditText;</text:span></text:p>
      <text:p text:style-name="P3"><text:span text:style-name="T1">import </text:span><text:span text:style-name="T4">android.widget.TextView;</text:span></text:p>
      <text:p text:style-name="P3"><text:span text:style-name="T1">import </text:span><text:span text:style-name="T4">android.widget.Toast;</text:span></text:p>
      <text:p text:style-name="P3"><text:span text:style-name="T1">public class </text:span><text:span text:style-name="T4">MainActivity </text:span><text:span text:style-name="T1">extends </text:span><text:span text:style-name="T4">AppCompatActivity {</text:span></text:p>
      <text:p text:style-name="P3"><text:span text:style-name="T7"><text:s text:c="4"/></text:span><text:span text:style-name="T4">EditText </text:span><text:span text:style-name="T14">Name</text:span><text:span text:style-name="T4">,</text:span><text:span text:style-name="T14">Mark</text:span><text:span text:style-name="T4">,</text:span><text:span text:style-name="T14">Surname</text:span><text:span text:style-name="T4">;</text:span></text:p>
      <text:p text:style-name="P3"><text:span text:style-name="T7"><text:s text:c="4"/></text:span><text:span text:style-name="T4">TextView </text:span><text:span text:style-name="T14">DataV</text:span><text:span text:style-name="T4">;</text:span></text:p>
      <text:p text:style-name="P3"><text:span text:style-name="T7"><text:s text:c="4"/></text:span><text:span text:style-name="T4">MyDatabase </text:span><text:span text:style-name="T14">database </text:span><text:span text:style-name="T4">= </text:span><text:span text:style-name="T1">new </text:span><text:span text:style-name="T4">MyDatabase(</text:span><text:span text:style-name="T1">this</text:span><text:span text:style-name="T4">) ;</text:span></text:p>
      <text:p text:style-name="P3"><text:span text:style-name="T7"><text:s text:c="4"/></text:span><text:span text:style-name="T12">@Override</text:span></text:p>
      <text:p text:style-name="P3"><text:span text:style-name="T13"><text:s text:c="4"/></text:span><text:span text:style-name="T1">protected void </text:span><text:span text:style-name="T4">onCreate(Bundle savedInstanceState) {</text:span></text:p>
      <text:p text:style-name="P3"><text:span text:style-name="T7"><text:s text:c="8"/></text:span><text:span text:style-name="T1">super</text:span><text:span text:style-name="T4">.onCreate(savedInstanceState);</text:span></text:p>
      <text:p text:style-name="P3"><text:span text:style-name="T7"><text:s text:c="8"/></text:span><text:span text:style-name="T4">setContentView(R.layout.</text:span><text:span text:style-name="T15">activity_main</text:span><text:span text:style-name="T4">);</text:span></text:p>
      <text:p text:style-name="P3"><text:span text:style-name="T7"><text:s text:c="8"/></text:span><text:span text:style-name="T14">Name </text:span><text:span text:style-name="T4">= findViewById(R.id.</text:span><text:span text:style-name="T15">ed1</text:span><text:span text:style-name="T4">);</text:span></text:p>
      <text:p text:style-name="P3"><text:span text:style-name="T7"><text:s text:c="8"/></text:span><text:span text:style-name="T14">Surname </text:span><text:span text:style-name="T4">= findViewById(R.id.</text:span><text:span text:style-name="T15">ed2</text:span><text:span text:style-name="T4">);</text:span></text:p>
      <text:p text:style-name="P3"><text:soft-page-break/><text:span text:style-name="T7"><text:s text:c="8"/></text:span><text:span text:style-name="T14">Mark </text:span><text:span text:style-name="T4">= findViewById(R.id.</text:span><text:span text:style-name="T15">ed3</text:span><text:span text:style-name="T4">);</text:span></text:p>
      <text:p text:style-name="P3"><text:span text:style-name="T7"><text:s text:c="8"/></text:span><text:span text:style-name="T14">DataV </text:span><text:span text:style-name="T4">= findViewById(R.id.</text:span><text:span text:style-name="T15">textView</text:span><text:span text:style-name="T4">);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">public void </text:span><text:span text:style-name="T4">SaveDat(View view) {</text:span></text:p>
      <text:p text:style-name="P3"><text:span text:style-name="T7"><text:s text:c="8"/></text:span><text:span text:style-name="T4">String UserVal = </text:span><text:span text:style-name="T14">Name</text:span><text:span text:style-name="T4">.getText().toString();</text:span></text:p>
      <text:p text:style-name="P3"><text:span text:style-name="T7"><text:s text:c="8"/></text:span><text:span text:style-name="T4">String SurnameVal = </text:span><text:span text:style-name="T14">Surname</text:span><text:span text:style-name="T4">.getText().toString();</text:span></text:p>
      <text:p text:style-name="P3"><text:span text:style-name="T7"><text:s text:c="8"/></text:span><text:span text:style-name="T4">Integer PassVal = Integer.</text:span><text:span text:style-name="T5">parseInt</text:span><text:span text:style-name="T4">(</text:span><text:span text:style-name="T14">Mark</text:span><text:span text:style-name="T4">.getText().toString());</text:span></text:p>
      <text:p text:style-name="P3"><text:span text:style-name="T7"><text:s text:c="8"/></text:span><text:span text:style-name="T4">Boolean result = </text:span><text:span text:style-name="T14">database</text:span><text:span text:style-name="T4">.insertdata(UserVal, PassVal,SurnameVal);</text:span></text:p>
      <text:p text:style-name="P3"><text:span text:style-name="T7"><text:s text:c="8"/></text:span><text:span text:style-name="T1">if </text:span><text:span text:style-name="T4">(result == </text:span><text:span text:style-name="T1">true</text:span><text:span text:style-name="T4">) {</text:span></text:p>
      <text:p text:style-name="P3"><text:span text:style-name="T7"><text:s text:c="12"/></text:span><text:span text:style-name="T4">Toast.</text:span><text:span text:style-name="T5">makeText</text:span><text:span text:style-name="T4">(getApplicationContext(), </text:span><text:span text:style-name="T8">"Data inserted Sucessfully"</text:span><text:span text:style-name="T4">, Toast.</text:span><text:span text:style-name="T15">LENGTH_SHORT</text:span><text:span text:style-name="T4">).show();</text:span></text:p>
      <text:p text:style-name="P3"><text:span text:style-name="T7"><text:s text:c="8"/></text:span><text:span text:style-name="T4">} </text:span><text:span text:style-name="T1">else </text:span><text:span text:style-name="T4">{</text:span></text:p>
      <text:p text:style-name="P3"><text:span text:style-name="T7"><text:s text:c="12"/></text:span><text:span text:style-name="T4">Toast.</text:span><text:span text:style-name="T5">makeText</text:span><text:span text:style-name="T4">(getApplicationContext(), </text:span><text:span text:style-name="T8">"Data inserted failed"</text:span><text:span text:style-name="T4">, Toast.</text:span><text:span text:style-name="T15">LENGTH_SHORT</text:span><text:span text:style-name="T4">).show();</text:span></text:p>
      <text:p text:style-name="P3"><text:span text:style-name="T7"><text:s text:c="8"/></text:span><text:span text:style-name="T4">}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">public void </text:span><text:span text:style-name="T4">read(View view) {</text:span></text:p>
      <text:p text:style-name="P3"><text:span text:style-name="T7"><text:s text:c="8"/></text:span><text:span text:style-name="T4">Cursor res = </text:span><text:span text:style-name="T14">database</text:span><text:span text:style-name="T4">.getAllData();</text:span></text:p>
      <text:p text:style-name="P3"><text:span text:style-name="T7"><text:s text:c="8"/></text:span><text:span text:style-name="T4">StringBuffer stringBuffer = </text:span><text:span text:style-name="T1">new </text:span><text:span text:style-name="T4">StringBuffer();</text:span></text:p>
      <text:p text:style-name="P3"><text:span text:style-name="T7"><text:s text:c="8"/></text:span><text:span text:style-name="T1">if </text:span><text:span text:style-name="T4">(res != </text:span><text:span text:style-name="T1">null </text:span><text:span text:style-name="T4">&amp;&amp; res.getCount() &gt; </text:span><text:span text:style-name="T10">0</text:span><text:span text:style-name="T4">) {</text:span></text:p>
      <text:p text:style-name="P3"><text:span text:style-name="T7"><text:s text:c="12"/></text:span><text:span text:style-name="T1">while </text:span><text:span text:style-name="T4">(res.moveToNext()) {</text:span></text:p>
      <text:p text:style-name="P3"><text:span text:style-name="T7"><text:s text:c="16"/></text:span><text:span text:style-name="T4">stringBuffer.append(</text:span><text:span text:style-name="T8">"Id: " </text:span><text:span text:style-name="T4">+ res.getString(</text:span><text:span text:style-name="T10">0</text:span><text:span text:style-name="T4">) + </text:span><text:span text:style-name="T8">"</text:span><text:span text:style-name="T1">\n</text:span><text:span text:style-name="T8">"</text:span><text:span text:style-name="T4">);</text:span></text:p>
      <text:p text:style-name="P3"><text:span text:style-name="T7"><text:s text:c="16"/></text:span><text:span text:style-name="T4">stringBuffer.append(</text:span><text:span text:style-name="T8">"Name: " </text:span><text:span text:style-name="T4">+ res.getString(</text:span><text:span text:style-name="T10">1</text:span><text:span text:style-name="T4">) + </text:span><text:span text:style-name="T8">"</text:span><text:span text:style-name="T1">\n</text:span><text:span text:style-name="T8">"</text:span><text:span text:style-name="T4">);</text:span></text:p>
      <text:p text:style-name="P3"><text:soft-page-break/><text:span text:style-name="T7"><text:s text:c="16"/></text:span><text:span text:style-name="T4">stringBuffer.append(</text:span><text:span text:style-name="T8">"Surname: " </text:span><text:span text:style-name="T4">+ res.getString(</text:span><text:span text:style-name="T10">2</text:span><text:span text:style-name="T4">) + </text:span><text:span text:style-name="T8">"</text:span><text:span text:style-name="T1">\n</text:span><text:span text:style-name="T8">"</text:span><text:span text:style-name="T4">);</text:span></text:p>
      <text:p text:style-name="P3"><text:span text:style-name="T7"><text:s text:c="16"/></text:span><text:span text:style-name="T4">stringBuffer.append(</text:span><text:span text:style-name="T8">"marks: " </text:span><text:span text:style-name="T4">+ res.getString(</text:span><text:span text:style-name="T10">3</text:span><text:span text:style-name="T4">) + </text:span><text:span text:style-name="T8">"</text:span><text:span text:style-name="T1">\n</text:span><text:span text:style-name="T8">"</text:span><text:span text:style-name="T4">);</text:span></text:p>
      <text:p text:style-name="P3"><text:span text:style-name="T7"><text:s text:c="12"/></text:span><text:span text:style-name="T4">}</text:span></text:p>
      <text:p text:style-name="P3"><text:span text:style-name="T7"><text:s text:c="12"/></text:span><text:span text:style-name="T14">DataV </text:span><text:span text:style-name="T4">.setText(stringBuffer.toString());</text:span></text:p>
      <text:p text:style-name="P3"><text:span text:style-name="T7"><text:s text:c="8"/></text:span><text:span text:style-name="T4">} </text:span><text:span text:style-name="T1">else </text:span><text:span text:style-name="T4">{</text:span></text:p>
      <text:p text:style-name="P3"><text:span text:style-name="T7"><text:s text:c="12"/></text:span><text:span text:style-name="T4">Toast.</text:span><text:span text:style-name="T5">makeText</text:span><text:span text:style-name="T4">(getApplicationContext(), </text:span><text:span text:style-name="T8">"Data Retrieved Successfully"</text:span><text:span text:style-name="T4">, Toast.</text:span><text:span text:style-name="T15">LENGTH_SHORT</text:span><text:span text:style-name="T4">).show();</text:span></text:p>
      <text:p text:style-name="P3"><text:span text:style-name="T7"><text:s text:c="8"/></text:span><text:span text:style-name="T4">}</text:span></text:p>
      <text:p text:style-name="P3"><text:span text:style-name="T7"><text:s text:c="8"/></text:span><text:span text:style-name="T4">Toast.</text:span><text:span text:style-name="T5">makeText</text:span><text:span text:style-name="T4">(getApplicationContext(), </text:span><text:span text:style-name="T8">"Data Retrieved Successfully"</text:span><text:span text:style-name="T4">, Toast.</text:span><text:span text:style-name="T15">LENGTH_SHORT</text:span><text:span text:style-name="T4">).show();</text:span></text:p>
      <text:p text:style-name="P3"><text:span text:style-name="T7"><text:s text:c="4"/></text:span><text:span text:style-name="T4">}</text:span></text:p>
      <text:p text:style-name="P3"><text:span text:style-name="T7"><text:s text:c="4"/></text:span><text:span text:style-name="T1">public void </text:span><text:span text:style-name="T4">update(View view) {</text:span></text:p>
      <text:p text:style-name="P3"><text:span text:style-name="T7"><text:s text:c="8"/></text:span><text:span text:style-name="T4">String UserVal = </text:span><text:span text:style-name="T14">Name</text:span><text:span text:style-name="T4">.getText().toString();</text:span></text:p>
      <text:p text:style-name="P3"><text:span text:style-name="T7"><text:s text:c="8"/></text:span><text:span text:style-name="T4">String SurnameVal = </text:span><text:span text:style-name="T14">Surname</text:span><text:span text:style-name="T4">.getText().toString();</text:span></text:p>
      <text:p text:style-name="P3"><text:span text:style-name="T7"><text:s text:c="8"/></text:span><text:span text:style-name="T4">Integer PassVal = Integer.</text:span><text:span text:style-name="T5">parseInt</text:span><text:span text:style-name="T4">(</text:span><text:span text:style-name="T14">Mark</text:span><text:span text:style-name="T4">.getText().toString());</text:span></text:p>
      <text:p text:style-name="P3"><text:span text:style-name="T7"><text:s text:c="8"/></text:span><text:span text:style-name="T4">Boolean result = </text:span><text:span text:style-name="T14">database</text:span><text:span text:style-name="T4">.updateData(UserVal, PassVal, SurnameVal);</text:span></text:p>
      <text:p text:style-name="P3"><text:span text:style-name="T7"><text:s text:c="8"/></text:span><text:span text:style-name="T1">if </text:span><text:span text:style-name="T4">(result==</text:span><text:span text:style-name="T1">true</text:span><text:span text:style-name="T4">){</text:span></text:p>
      <text:p text:style-name="P3"><text:span text:style-name="T7"><text:s text:c="12"/></text:span><text:span text:style-name="T4">Toast.</text:span><text:span text:style-name="T5">makeText</text:span><text:span text:style-name="T4">(getApplicationContext(), </text:span><text:span text:style-name="T8">"Data updated Successfully"</text:span><text:span text:style-name="T4">, Toast.</text:span><text:span text:style-name="T15">LENGTH_SHORT</text:span><text:span text:style-name="T4">).show();</text:span></text:p>
      <text:p text:style-name="P3"><text:span text:style-name="T7"><text:s text:c="8"/></text:span><text:span text:style-name="T4">}</text:span></text:p>
      <text:p text:style-name="P3"><text:span text:style-name="T7"><text:s text:c="8"/></text:span><text:span text:style-name="T1">else </text:span><text:span text:style-name="T4">{</text:span></text:p>
      <text:p text:style-name="P3"><text:span text:style-name="T7"><text:s text:c="12"/></text:span><text:span text:style-name="T4">Toast.</text:span><text:span text:style-name="T5">makeText</text:span><text:span text:style-name="T4">(getApplicationContext(), </text:span><text:span text:style-name="T8">"No Rows Affected"</text:span><text:span text:style-name="T4">, Toast.</text:span><text:span text:style-name="T15">LENGTH_SHORT</text:span><text:span text:style-name="T4">).show();</text:span></text:p>
      <text:p text:style-name="P3"><text:span text:style-name="T7"><text:s text:c="8"/></text:span><text:span text:style-name="T4">}</text:span></text:p>
      <text:p text:style-name="P3"><text:span text:style-name="T7"><text:s text:c="4"/></text:span><text:span text:style-name="T4">}</text:span></text:p>
      <text:p text:style-name="P3"><text:soft-page-break/><text:span text:style-name="T7"><text:s text:c="4"/></text:span><text:span text:style-name="T1">public void </text:span><text:span text:style-name="T4">delete(View view) {</text:span></text:p>
      <text:p text:style-name="P3"><text:span text:style-name="T7"><text:s text:c="8"/></text:span><text:span text:style-name="T4">String UserVal = </text:span><text:span text:style-name="T14">Name</text:span><text:span text:style-name="T4">.getText().toString();</text:span></text:p>
      <text:p text:style-name="P3"><text:span text:style-name="T7"><text:s text:c="8"/></text:span><text:span text:style-name="T1">int </text:span><text:span text:style-name="T4">result=</text:span><text:span text:style-name="T14">database</text:span><text:span text:style-name="T4">.deletedata(UserVal);</text:span></text:p>
      <text:p text:style-name="P3"><text:span text:style-name="T7"><text:s text:c="8"/></text:span><text:span text:style-name="T4">Toast.</text:span><text:span text:style-name="T5">makeText</text:span><text:span text:style-name="T4">(getApplicationContext(), </text:span><text:span text:style-name="T8">"Rows Affected"</text:span><text:span text:style-name="T4">, Toast.</text:span><text:span text:style-name="T15">LENGTH_SHORT</text:span><text:span text:style-name="T4">).show();</text:span></text:p>
      <text:p text:style-name="P3"><text:span text:style-name="T7"><text:s text:c="4"/></text:span><text:span text:style-name="T4">}</text:span></text:p>
      <text:p text:style-name="P4"><text:span text:style-name="T4">}</text:span></text:p>
      <text:p text:style-name="P1"><text:span text:style-name="T16">Activity Main.xml</text:span></text:p>
      <text:p text:style-name="P2"><text:span text:style-name="T6">&lt;?</text:span><text:span text:style-name="T11">xml version=</text:span><text:span text:style-name="T8">"1.0" </text:span><text:span text:style-name="T11">encoding=</text:span><text:span text:style-name="T8">"utf-8"</text:span><text:span text:style-name="T6">?&gt;</text:span></text:p>
      <text:p text:style-name="P3"><text:span text:style-name="T4">&lt;</text:span><text:span text:style-name="T1">android.support.constraint.ConstraintLayout </text:span><text:span text:style-name="T11">xmlns:</text:span><text:span text:style-name="T14">android</text:span><text:span text:style-name="T11">=</text:span><text:span text:style-name="T8">"http://schemas.android.com/apk/res/android"</text:span></text:p>
      <text:p text:style-name="P3"><text:span text:style-name="T9"><text:s text:c="4"/></text:span><text:span text:style-name="T11">xmlns:</text:span><text:span text:style-name="T14">app</text:span><text:span text:style-name="T11">=</text:span><text:span text:style-name="T8">"http://schemas.android.com/apk/res-auto"</text:span></text:p>
      <text:p text:style-name="P3"><text:span text:style-name="T9"><text:s text:c="4"/></text:span><text:span text:style-name="T11">xmlns:</text:span><text:span text:style-name="T14">tools</text:span><text:span text:style-name="T11">=</text:span><text:span text:style-name="T8">"http://schemas.android.com/tools"</text:span></text:p>
      <text:p text:style-name="P3"><text:span text:style-name="T9"><text:s text:c="4"/></text:span><text:span text:style-name="T14">android</text:span><text:span text:style-name="T11">:layout_width=</text:span><text:span text:style-name="T8">"match_parent"</text:span></text:p>
      <text:p text:style-name="P3"><text:span text:style-name="T9"><text:s text:c="4"/></text:span><text:span text:style-name="T14">android</text:span><text:span text:style-name="T11">:layout_height=</text:span><text:span text:style-name="T8">"match_parent"</text:span></text:p>
      <text:p text:style-name="P3"><text:span text:style-name="T9"><text:s text:c="4"/></text:span><text:span text:style-name="T14">tools</text:span><text:span text:style-name="T11">:context=</text:span><text:span text:style-name="T8">".MainActivity"</text:span><text:span text:style-name="T4">&gt;</text:span></text:p>
      <text:p text:style-name="P3"><text:span text:style-name="T7"><text:s text:c="4"/></text:span><text:span text:style-name="T4">&lt;</text:span><text:span text:style-name="T1">EditText</text:span></text:p>
      <text:p text:style-name="P3"><text:span text:style-name="T2"><text:s text:c="8"/></text:span><text:span text:style-name="T14">android</text:span><text:span text:style-name="T11">:id=</text:span><text:span text:style-name="T8">"@+id/ed1"</text:span></text:p>
      <text:p text:style-name="P3"><text:span text:style-name="T9"><text:s text:c="8"/></text:span><text:span text:style-name="T14">android</text:span><text:span text:style-name="T11">:layout_width=</text:span><text:span text:style-name="T8">"match_parent"</text:span></text:p>
      <text:p text:style-name="P3"><text:span text:style-name="T9"><text:s text:c="8"/></text:span><text:span text:style-name="T14">android</text:span><text:span text:style-name="T11">:layout_height=</text:span><text:span text:style-name="T8">"wrap_content"</text:span></text:p>
      <text:p text:style-name="P3"><text:span text:style-name="T9"><text:s text:c="8"/></text:span><text:span text:style-name="T14">android</text:span><text:span text:style-name="T11">:layout_marginStart=</text:span><text:span text:style-name="T8">"8dp"</text:span></text:p>
      <text:p text:style-name="P3"><text:span text:style-name="T9"><text:s text:c="8"/></text:span><text:span text:style-name="T14">android</text:span><text:span text:style-name="T11">:layout_marginLeft=</text:span><text:span text:style-name="T8">"8dp"</text:span></text:p>
      <text:p text:style-name="P3"><text:span text:style-name="T9"><text:s text:c="8"/></text:span><text:span text:style-name="T14">android</text:span><text:span text:style-name="T11">:layout_marginTop=</text:span><text:span text:style-name="T8">"8dp"</text:span></text:p>
      <text:p text:style-name="P3"><text:soft-page-break/><text:span text:style-name="T9"><text:s text:c="8"/></text:span><text:span text:style-name="T14">android</text:span><text:span text:style-name="T11">:ems=</text:span><text:span text:style-name="T8">"10"</text:span></text:p>
      <text:p text:style-name="P3"><text:span text:style-name="T9"><text:s text:c="8"/></text:span><text:span text:style-name="T14">android</text:span><text:span text:style-name="T11">:hint=</text:span><text:span text:style-name="T8">"name"</text:span></text:p>
      <text:p text:style-name="P3"><text:span text:style-name="T9"><text:s text:c="8"/></text:span><text:span text:style-name="T14">android</text:span><text:span text:style-name="T11">:inputType=</text:span><text:span text:style-name="T8">"textPersonName"</text:span></text:p>
      <text:p text:style-name="P3"><text:span text:style-name="T9"><text:s text:c="8"/></text:span><text:span text:style-name="T14">app</text:span><text:span text:style-name="T11">:layout_constraintStart_toStartOf=</text:span><text:span text:style-name="T8">"parent"</text:span></text:p>
      <text:p text:style-name="P3"><text:span text:style-name="T9"><text:s text:c="8"/></text:span><text:span text:style-name="T14">app</text:span><text:span text:style-name="T11">:layout_constraintTop_toTopOf=</text:span><text:span text:style-name="T8">"parent" </text:span><text:span text:style-name="T4">/&gt;</text:span></text:p>
      <text:p text:style-name="P3"><text:span text:style-name="T7"><text:s text:c="4"/></text:span><text:span text:style-name="T4">&lt;</text:span><text:span text:style-name="T1">EditText</text:span></text:p>
      <text:p text:style-name="P3"><text:span text:style-name="T2"><text:s text:c="8"/></text:span><text:span text:style-name="T14">android</text:span><text:span text:style-name="T11">:id=</text:span><text:span text:style-name="T8">"@+id/ed2"</text:span></text:p>
      <text:p text:style-name="P3"><text:span text:style-name="T9"><text:s text:c="8"/></text:span><text:span text:style-name="T14">android</text:span><text:span text:style-name="T11">:layout_width=</text:span><text:span text:style-name="T8">"match_parent"</text:span></text:p>
      <text:p text:style-name="P3"><text:span text:style-name="T9"><text:s text:c="8"/></text:span><text:span text:style-name="T14">android</text:span><text:span text:style-name="T11">:layout_height=</text:span><text:span text:style-name="T8">"wrap_content"</text:span></text:p>
      <text:p text:style-name="P3"><text:span text:style-name="T9"><text:s text:c="8"/></text:span><text:span text:style-name="T14">android</text:span><text:span text:style-name="T11">:layout_marginStart=</text:span><text:span text:style-name="T8">"8dp"</text:span></text:p>
      <text:p text:style-name="P3"><text:span text:style-name="T9"><text:s text:c="8"/></text:span><text:span text:style-name="T14">android</text:span><text:span text:style-name="T11">:layout_marginLeft=</text:span><text:span text:style-name="T8">"8dp"</text:span></text:p>
      <text:p text:style-name="P3"><text:span text:style-name="T9"><text:s text:c="8"/></text:span><text:span text:style-name="T14">android</text:span><text:span text:style-name="T11">:layout_marginTop=</text:span><text:span text:style-name="T8">"36dp"</text:span></text:p>
      <text:p text:style-name="P3"><text:span text:style-name="T9"><text:s text:c="8"/></text:span><text:span text:style-name="T14">android</text:span><text:span text:style-name="T11">:ems=</text:span><text:span text:style-name="T8">"10"</text:span></text:p>
      <text:p text:style-name="P3"><text:span text:style-name="T9"><text:s text:c="8"/></text:span><text:span text:style-name="T14">android</text:span><text:span text:style-name="T11">:hint=</text:span><text:span text:style-name="T8">"Surname"</text:span></text:p>
      <text:p text:style-name="P3"><text:span text:style-name="T9"><text:s text:c="8"/></text:span><text:span text:style-name="T14">android</text:span><text:span text:style-name="T11">:inputType=</text:span><text:span text:style-name="T8">"textPersonName"</text:span></text:p>
      <text:p text:style-name="P3"><text:span text:style-name="T9"><text:s text:c="8"/></text:span><text:span text:style-name="T14">app</text:span><text:span text:style-name="T11">:layout_constraintStart_toStartOf=</text:span><text:span text:style-name="T8">"parent"</text:span></text:p>
      <text:p text:style-name="P3"><text:span text:style-name="T9"><text:s text:c="8"/></text:span><text:span text:style-name="T14">app</text:span><text:span text:style-name="T11">:layout_constraintTop_toBottomOf=</text:span><text:span text:style-name="T8">"@+id/ed1" </text:span><text:span text:style-name="T4">/&gt;</text:span></text:p>
      <text:p text:style-name="P3"><text:span text:style-name="T7"><text:s text:c="4"/></text:span><text:span text:style-name="T4">&lt;</text:span><text:span text:style-name="T1">EditText</text:span></text:p>
      <text:p text:style-name="P3"><text:span text:style-name="T2"><text:s text:c="8"/></text:span><text:span text:style-name="T14">android</text:span><text:span text:style-name="T11">:id=</text:span><text:span text:style-name="T8">"@+id/ed3"</text:span></text:p>
      <text:p text:style-name="P3"><text:span text:style-name="T9"><text:s text:c="8"/></text:span><text:span text:style-name="T14">android</text:span><text:span text:style-name="T11">:layout_width=</text:span><text:span text:style-name="T8">"match_parent"</text:span></text:p>
      <text:p text:style-name="P3"><text:span text:style-name="T9"><text:s text:c="8"/></text:span><text:span text:style-name="T14">android</text:span><text:span text:style-name="T11">:layout_height=</text:span><text:span text:style-name="T8">"wrap_content"</text:span></text:p>
      <text:p text:style-name="P3"><text:soft-page-break/><text:span text:style-name="T9"><text:s text:c="8"/></text:span><text:span text:style-name="T14">android</text:span><text:span text:style-name="T11">:layout_marginStart=</text:span><text:span text:style-name="T8">"8dp"</text:span></text:p>
      <text:p text:style-name="P3"><text:span text:style-name="T9"><text:s text:c="8"/></text:span><text:span text:style-name="T14">android</text:span><text:span text:style-name="T11">:layout_marginLeft=</text:span><text:span text:style-name="T8">"8dp"</text:span></text:p>
      <text:p text:style-name="P3"><text:span text:style-name="T9"><text:s text:c="8"/></text:span><text:span text:style-name="T14">android</text:span><text:span text:style-name="T11">:layout_marginTop=</text:span><text:span text:style-name="T8">"28dp"</text:span></text:p>
      <text:p text:style-name="P3"><text:span text:style-name="T9"><text:s text:c="8"/></text:span><text:span text:style-name="T14">android</text:span><text:span text:style-name="T11">:ems=</text:span><text:span text:style-name="T8">"10"</text:span></text:p>
      <text:p text:style-name="P3"><text:span text:style-name="T9"><text:s text:c="8"/></text:span><text:span text:style-name="T14">android</text:span><text:span text:style-name="T11">:hint=</text:span><text:span text:style-name="T8">"marks"</text:span></text:p>
      <text:p text:style-name="P3"><text:span text:style-name="T9"><text:s text:c="8"/></text:span><text:span text:style-name="T14">android</text:span><text:span text:style-name="T11">:inputType=</text:span><text:span text:style-name="T8">"textPersonName"</text:span></text:p>
      <text:p text:style-name="P3"><text:span text:style-name="T9"><text:s text:c="8"/></text:span><text:span text:style-name="T14">app</text:span><text:span text:style-name="T11">:layout_constraintStart_toStartOf=</text:span><text:span text:style-name="T8">"parent"</text:span></text:p>
      <text:p text:style-name="P3"><text:span text:style-name="T9"><text:s text:c="8"/></text:span><text:span text:style-name="T14">app</text:span><text:span text:style-name="T11">:layout_constraintTop_toBottomOf=</text:span><text:span text:style-name="T8">"@+id/ed2" </text:span><text:span text:style-name="T4">/&gt;</text:span></text:p>
      <text:p text:style-name="P3"><text:span text:style-name="T7"><text:s text:c="4"/></text:span><text:span text:style-name="T4">&lt;</text:span><text:span text:style-name="T1">Button</text:span></text:p>
      <text:p text:style-name="P3"><text:span text:style-name="T2"><text:s text:c="8"/></text:span><text:span text:style-name="T14">android</text:span><text:span text:style-name="T11">:id=</text:span><text:span text:style-name="T8">"@+id/button"</text:span></text:p>
      <text:p text:style-name="P3"><text:span text:style-name="T9"><text:s text:c="8"/></text:span><text:span text:style-name="T14">android</text:span><text:span text:style-name="T11">:layout_width=</text:span><text:span text:style-name="T8">"wrap_content"</text:span></text:p>
      <text:p text:style-name="P3"><text:span text:style-name="T9"><text:s text:c="8"/></text:span><text:span text:style-name="T14">android</text:span><text:span text:style-name="T11">:layout_height=</text:span><text:span text:style-name="T8">"wrap_content"</text:span></text:p>
      <text:p text:style-name="P3"><text:span text:style-name="T9"><text:s text:c="8"/></text:span><text:span text:style-name="T14">android</text:span><text:span text:style-name="T11">:layout_marginTop=</text:span><text:span text:style-name="T8">"19dp"</text:span></text:p>
      <text:p text:style-name="P3"><text:span text:style-name="T9"><text:s text:c="8"/></text:span><text:span text:style-name="T14">android</text:span><text:span text:style-name="T11">:onClick=</text:span><text:span text:style-name="T8">"SaveDat"</text:span></text:p>
      <text:p text:style-name="P3"><text:span text:style-name="T9"><text:s text:c="8"/></text:span><text:span text:style-name="T14">android</text:span><text:span text:style-name="T11">:text=</text:span><text:span text:style-name="T8">"Insert"</text:span></text:p>
      <text:p text:style-name="P3"><text:span text:style-name="T9"><text:s text:c="8"/></text:span><text:span text:style-name="T14">app</text:span><text:span text:style-name="T11">:layout_constraintStart_toStartOf=</text:span><text:span text:style-name="T8">"parent"</text:span></text:p>
      <text:p text:style-name="P3"><text:span text:style-name="T9"><text:s text:c="8"/></text:span><text:span text:style-name="T14">app</text:span><text:span text:style-name="T11">:layout_constraintTop_toBottomOf=</text:span><text:span text:style-name="T8">"@+id/ed3"</text:span></text:p>
      <text:p text:style-name="P3"><text:span text:style-name="T9"><text:s text:c="8"/></text:span><text:span text:style-name="T14">tools</text:span><text:span text:style-name="T11">:ignore=</text:span><text:span text:style-name="T8">"OnClick" </text:span><text:span text:style-name="T4">/&gt;</text:span></text:p>
      <text:p text:style-name="P3"><text:span text:style-name="T7"><text:s text:c="4"/></text:span><text:span text:style-name="T4">&lt;</text:span><text:span text:style-name="T1">Button</text:span></text:p>
      <text:p text:style-name="P3"><text:span text:style-name="T2"><text:s text:c="8"/></text:span><text:span text:style-name="T14">android</text:span><text:span text:style-name="T11">:id=</text:span><text:span text:style-name="T8">"@+id/button2"</text:span></text:p>
      <text:p text:style-name="P3"><text:span text:style-name="T9"><text:s text:c="8"/></text:span><text:span text:style-name="T14">android</text:span><text:span text:style-name="T11">:layout_width=</text:span><text:span text:style-name="T8">"wrap_content"</text:span></text:p>
      <text:p text:style-name="P3"><text:soft-page-break/><text:span text:style-name="T9"><text:s text:c="8"/></text:span><text:span text:style-name="T14">android</text:span><text:span text:style-name="T11">:layout_height=</text:span><text:span text:style-name="T8">"wrap_content"</text:span></text:p>
      <text:p text:style-name="P3"><text:span text:style-name="T9"><text:s text:c="8"/></text:span><text:span text:style-name="T14">android</text:span><text:span text:style-name="T11">:layout_marginStart=</text:span><text:span text:style-name="T8">"96dp"</text:span></text:p>
      <text:p text:style-name="P3"><text:span text:style-name="T9"><text:s text:c="8"/></text:span><text:span text:style-name="T14">android</text:span><text:span text:style-name="T11">:layout_marginLeft=</text:span><text:span text:style-name="T8">"96dp"</text:span></text:p>
      <text:p text:style-name="P3"><text:span text:style-name="T9"><text:s text:c="8"/></text:span><text:span text:style-name="T14">android</text:span><text:span text:style-name="T11">:layout_marginTop=</text:span><text:span text:style-name="T8">"19dp"</text:span></text:p>
      <text:p text:style-name="P3"><text:span text:style-name="T9"><text:s text:c="8"/></text:span><text:span text:style-name="T14">android</text:span><text:span text:style-name="T11">:onClick=</text:span><text:span text:style-name="T8">"read"</text:span></text:p>
      <text:p text:style-name="P3"><text:span text:style-name="T9"><text:s text:c="8"/></text:span><text:span text:style-name="T14">android</text:span><text:span text:style-name="T11">:text=</text:span><text:span text:style-name="T8">"Read"</text:span></text:p>
      <text:p text:style-name="P3"><text:span text:style-name="T9"><text:s text:c="8"/></text:span><text:span text:style-name="T14">app</text:span><text:span text:style-name="T11">:layout_constraintStart_toStartOf=</text:span><text:span text:style-name="T8">"parent"</text:span></text:p>
      <text:p text:style-name="P3"><text:span text:style-name="T9"><text:s text:c="8"/></text:span><text:span text:style-name="T14">app</text:span><text:span text:style-name="T11">:layout_constraintTop_toBottomOf=</text:span><text:span text:style-name="T8">"@+id/ed3"</text:span></text:p>
      <text:p text:style-name="P3"><text:span text:style-name="T9"><text:s text:c="8"/></text:span><text:span text:style-name="T14">tools</text:span><text:span text:style-name="T11">:ignore=</text:span><text:span text:style-name="T8">"OnClick" </text:span><text:span text:style-name="T4">/&gt;</text:span></text:p>
      <text:p text:style-name="P3"><text:span text:style-name="T7"><text:s text:c="4"/></text:span><text:span text:style-name="T4">&lt;</text:span><text:span text:style-name="T1">TextView</text:span></text:p>
      <text:p text:style-name="P3"><text:span text:style-name="T2"><text:s text:c="8"/></text:span><text:span text:style-name="T14">android</text:span><text:span text:style-name="T11">:id=</text:span><text:span text:style-name="T8">"@+id/textView"</text:span></text:p>
      <text:p text:style-name="P3"><text:span text:style-name="T9"><text:s text:c="8"/></text:span><text:span text:style-name="T14">android</text:span><text:span text:style-name="T11">:layout_width=</text:span><text:span text:style-name="T8">"match_parent"</text:span></text:p>
      <text:p text:style-name="P3"><text:span text:style-name="T9"><text:s text:c="8"/></text:span><text:span text:style-name="T14">android</text:span><text:span text:style-name="T11">:layout_height=</text:span><text:span text:style-name="T8">"207dp"</text:span></text:p>
      <text:p text:style-name="P3"><text:span text:style-name="T9"><text:s text:c="8"/></text:span><text:span text:style-name="T14">android</text:span><text:span text:style-name="T11">:layout_marginTop=</text:span><text:span text:style-name="T8">"20dp"</text:span></text:p>
      <text:p text:style-name="P3"><text:span text:style-name="T9"><text:s text:c="8"/></text:span><text:span text:style-name="T14">android</text:span><text:span text:style-name="T11">:hint=</text:span><text:span text:style-name="T8">"data"</text:span></text:p>
      <text:p text:style-name="P3"><text:span text:style-name="T9"><text:s text:c="8"/></text:span><text:span text:style-name="T14">app</text:span><text:span text:style-name="T11">:layout_constraintTop_toBottomOf=</text:span><text:span text:style-name="T8">"@+id/button" </text:span><text:span text:style-name="T4">/&gt;</text:span></text:p>
      <text:p text:style-name="P3"><text:span text:style-name="T7"><text:s text:c="4"/></text:span><text:span text:style-name="T4">&lt;</text:span><text:span text:style-name="T1">Button</text:span></text:p>
      <text:p text:style-name="P3"><text:span text:style-name="T2"><text:s text:c="8"/></text:span><text:span text:style-name="T14">android</text:span><text:span text:style-name="T11">:id=</text:span><text:span text:style-name="T8">"@+id/button3"</text:span></text:p>
      <text:p text:style-name="P3"><text:span text:style-name="T9"><text:s text:c="8"/></text:span><text:span text:style-name="T14">android</text:span><text:span text:style-name="T11">:layout_width=</text:span><text:span text:style-name="T8">"wrap_content"</text:span></text:p>
      <text:p text:style-name="P3"><text:span text:style-name="T9"><text:s text:c="8"/></text:span><text:span text:style-name="T14">android</text:span><text:span text:style-name="T11">:layout_height=</text:span><text:span text:style-name="T8">"wrap_content"</text:span></text:p>
      <text:p text:style-name="P3"><text:span text:style-name="T9"><text:s text:c="8"/></text:span><text:span text:style-name="T14">android</text:span><text:span text:style-name="T11">:layout_marginStart=</text:span><text:span text:style-name="T8">"192dp"</text:span></text:p>
      <text:p text:style-name="P3"><text:soft-page-break/><text:span text:style-name="T9"><text:s text:c="8"/></text:span><text:span text:style-name="T14">android</text:span><text:span text:style-name="T11">:layout_marginLeft=</text:span><text:span text:style-name="T8">"192dp"</text:span></text:p>
      <text:p text:style-name="P3"><text:span text:style-name="T9"><text:s text:c="8"/></text:span><text:span text:style-name="T14">android</text:span><text:span text:style-name="T11">:layout_marginTop=</text:span><text:span text:style-name="T8">"19dp"</text:span></text:p>
      <text:p text:style-name="P3"><text:span text:style-name="T9"><text:s text:c="8"/></text:span><text:span text:style-name="T14">android</text:span><text:span text:style-name="T11">:onClick=</text:span><text:span text:style-name="T8">"update"</text:span></text:p>
      <text:p text:style-name="P3"><text:span text:style-name="T9"><text:s text:c="8"/></text:span><text:span text:style-name="T14">android</text:span><text:span text:style-name="T11">:text=</text:span><text:span text:style-name="T8">"update"</text:span></text:p>
      <text:p text:style-name="P3"><text:span text:style-name="T9"><text:s text:c="8"/></text:span><text:span text:style-name="T14">app</text:span><text:span text:style-name="T11">:layout_constraintStart_toStartOf=</text:span><text:span text:style-name="T8">"parent"</text:span></text:p>
      <text:p text:style-name="P3"><text:span text:style-name="T9"><text:s text:c="8"/></text:span><text:span text:style-name="T14">app</text:span><text:span text:style-name="T11">:layout_constraintTop_toBottomOf=</text:span><text:span text:style-name="T8">"@+id/ed3"</text:span></text:p>
      <text:p text:style-name="P3"><text:span text:style-name="T9"><text:s text:c="8"/></text:span><text:span text:style-name="T14">tools</text:span><text:span text:style-name="T11">:ignore=</text:span><text:span text:style-name="T8">"OnClick" </text:span><text:span text:style-name="T4">/&gt;</text:span></text:p>
      <text:p text:style-name="P3"><text:span text:style-name="T7"><text:s text:c="4"/></text:span><text:span text:style-name="T4">&lt;</text:span><text:span text:style-name="T1">Button</text:span></text:p>
      <text:p text:style-name="P3"><text:span text:style-name="T2"><text:s text:c="8"/></text:span><text:span text:style-name="T14">android</text:span><text:span text:style-name="T11">:id=</text:span><text:span text:style-name="T8">"@+id/button4"</text:span></text:p>
      <text:p text:style-name="P3"><text:span text:style-name="T9"><text:s text:c="8"/></text:span><text:span text:style-name="T14">android</text:span><text:span text:style-name="T11">:layout_width=</text:span><text:span text:style-name="T8">"wrap_content"</text:span></text:p>
      <text:p text:style-name="P3"><text:span text:style-name="T9"><text:s text:c="8"/></text:span><text:span text:style-name="T14">android</text:span><text:span text:style-name="T11">:layout_height=</text:span><text:span text:style-name="T8">"wrap_content"</text:span></text:p>
      <text:p text:style-name="P3"><text:span text:style-name="T9"><text:s text:c="8"/></text:span><text:span text:style-name="T14">android</text:span><text:span text:style-name="T11">:layout_marginStart=</text:span><text:span text:style-name="T8">"288dp"</text:span></text:p>
      <text:p text:style-name="P3"><text:span text:style-name="T9"><text:s text:c="8"/></text:span><text:span text:style-name="T14">android</text:span><text:span text:style-name="T11">:layout_marginLeft=</text:span><text:span text:style-name="T8">"288dp"</text:span></text:p>
      <text:p text:style-name="P3"><text:span text:style-name="T9"><text:s text:c="8"/></text:span><text:span text:style-name="T14">android</text:span><text:span text:style-name="T11">:layout_marginTop=</text:span><text:span text:style-name="T8">"19dp"</text:span></text:p>
      <text:p text:style-name="P3"><text:span text:style-name="T9"><text:s text:c="8"/></text:span><text:span text:style-name="T14">android</text:span><text:span text:style-name="T11">:onClick=</text:span><text:span text:style-name="T8">"delete"</text:span></text:p>
      <text:p text:style-name="P3"><text:span text:style-name="T9"><text:s text:c="8"/></text:span><text:span text:style-name="T14">android</text:span><text:span text:style-name="T11">:text=</text:span><text:span text:style-name="T8">"delete"</text:span></text:p>
      <text:p text:style-name="P3"><text:span text:style-name="T9"><text:s text:c="8"/></text:span><text:span text:style-name="T14">app</text:span><text:span text:style-name="T11">:layout_constraintStart_toStartOf=</text:span><text:span text:style-name="T8">"parent"</text:span></text:p>
      <text:p text:style-name="P3"><text:span text:style-name="T9"><text:s text:c="8"/></text:span><text:span text:style-name="T14">app</text:span><text:span text:style-name="T11">:layout_constraintTop_toBottomOf=</text:span><text:span text:style-name="T8">"@+id/ed3"</text:span></text:p>
      <text:p text:style-name="P3"><text:span text:style-name="T9"><text:s text:c="8"/></text:span><text:span text:style-name="T14">tools</text:span><text:span text:style-name="T11">:ignore=</text:span><text:span text:style-name="T8">"OnClick" </text:span><text:span text:style-name="T4">/&gt;</text:span></text:p>
      <text:p text:style-name="P4"><text:span text:style-name="T4">&lt;/</text:span><text:span text:style-name="T1">android.support.constraint.ConstraintLayout</text:span><text:span text:style-name="T4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227" meta:word-count="507" meta:character-count="8892" meta:non-whitespace-character-count="7104"/>
    <meta:generator>LibreOfficeDev/6.0.5.2$Linux_X86_64 LibreOffice_project/</meta:generator>
  </office:meta>
</office:document-meta>
</file>